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1f4f6" officeooo:paragraph-rsid="0011f4f6"/>
    </style:style>
    <style:style style:name="P2" style:family="paragraph" style:parent-style-name="Text_20_body">
      <style:text-properties officeooo:paragraph-rsid="002b6bfb"/>
    </style:style>
    <style:style style:name="P3" style:family="paragraph" style:parent-style-name="Text_20_body">
      <style:text-properties officeooo:rsid="001b925f" officeooo:paragraph-rsid="001b925f"/>
    </style:style>
    <style:style style:name="P4" style:family="paragraph" style:parent-style-name="Text_20_body">
      <style:text-properties officeooo:rsid="0015757c"/>
    </style:style>
    <style:style style:name="P5" style:family="paragraph" style:parent-style-name="Text_20_body">
      <style:text-properties officeooo:paragraph-rsid="00331f10"/>
    </style:style>
    <style:style style:name="P6" style:family="paragraph" style:parent-style-name="Text_20_body">
      <style:text-properties officeooo:rsid="00353644" officeooo:paragraph-rsid="00353644"/>
    </style:style>
    <style:style style:name="P7" style:family="paragraph" style:parent-style-name="Text_20_body">
      <style:paragraph-properties fo:text-align="center" style:justify-single-word="false"/>
      <style:text-properties officeooo:rsid="00353644" officeooo:paragraph-rsid="00353644"/>
    </style:style>
    <style:style style:name="P8" style:family="paragraph" style:parent-style-name="Text_20_body">
      <style:paragraph-properties fo:text-align="start" style:justify-single-word="false"/>
      <style:text-properties officeooo:rsid="0036a817" officeooo:paragraph-rsid="0036a817"/>
    </style:style>
    <style:style style:name="P9" style:family="paragraph" style:parent-style-name="Text_20_body">
      <style:text-properties officeooo:rsid="00383481" officeooo:paragraph-rsid="00383481"/>
    </style:style>
    <style:style style:name="P10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paragraph-rsid="001ccdd0" fo:hyphenate="false"/>
    </style:style>
    <style:style style:name="P11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rsid="000bb195" officeooo:paragraph-rsid="000bb195" fo:hyphenate="false"/>
    </style:style>
    <style:style style:name="P12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rsid="003849fc" officeooo:paragraph-rsid="003849fc" fo:hyphenate="false"/>
    </style:style>
    <style:style style:name="P13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rsid="0010796f" officeooo:paragraph-rsid="002f61ff" fo:hyphenate="false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weight="bold" officeooo:rsid="001ccdd0" officeooo:paragraph-rsid="001ccdd0" style:font-weight-asian="bold" style:font-weight-complex="bold" fo:hyphenate="false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weight="bold" officeooo:rsid="001ebec9" officeooo:paragraph-rsid="001ebec9" style:font-weight-asian="bold" style:font-weight-complex="bold" fo:hyphenate="false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style="normal" fo:font-weight="bold" officeooo:rsid="001ebec9" officeooo:paragraph-rsid="001ebec9" style:font-style-asian="normal" style:font-weight-asian="bold" style:font-style-complex="normal" style:font-weight-complex="bold" fo:hyphenate="false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fo:font-style="normal" fo:font-weight="bold" officeooo:rsid="001ebec9" officeooo:paragraph-rsid="002f61ff" style:font-style-asian="normal" style:font-weight-asian="bold" style:font-style-complex="normal" style:font-weight-complex="bold" fo:hyphenate="false"/>
    </style:style>
    <style:style style:name="P18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fo:font-style="normal" officeooo:rsid="00390c8b" officeooo:paragraph-rsid="00390c8b" style:font-style-asian="normal" style:font-style-complex="normal" fo:hyphenate="false"/>
    </style:style>
    <style:style style:name="P19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fo:font-style="normal" officeooo:rsid="0010796f" officeooo:paragraph-rsid="0010796f" style:font-style-asian="normal" style:font-style-complex="normal" fo:hyphenate="false"/>
    </style:style>
    <style:style style:name="P20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style="normal" officeooo:rsid="00390c8b" officeooo:paragraph-rsid="00390c8b" style:font-style-asian="normal" style:font-style-complex="normal" fo:hyphenate="false"/>
    </style:style>
    <style:style style:name="P21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rsid="003ac0e1" officeooo:paragraph-rsid="003ac0e1" fo:hyphenate="false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weight="bold" officeooo:rsid="001ebec9" officeooo:paragraph-rsid="001ccdd0" style:font-weight-asian="bold" style:font-weight-complex="bold" fo:hyphenate="false"/>
    </style:style>
    <style:style style:name="P23" style:family="paragraph" style:parent-style-name="Text_20_body">
      <style:text-properties fo:font-style="normal" officeooo:rsid="00390c8b" officeooo:paragraph-rsid="00390c8b" style:font-style-asian="normal" style:font-style-complex="normal"/>
    </style:style>
    <style:style style:name="P24" style:family="paragraph" style:parent-style-name="Heading_20_1">
      <style:text-properties officeooo:paragraph-rsid="001ccdd0"/>
    </style:style>
    <style:style style:name="P25" style:family="paragraph" style:parent-style-name="Heading_20_1">
      <style:text-properties officeooo:rsid="00383481" officeooo:paragraph-rsid="00383481"/>
    </style:style>
    <style:style style:name="P26" style:family="paragraph" style:parent-style-name="Heading_20_1" style:master-page-name="MP0">
      <style:paragraph-properties style:page-number="auto" fo:break-before="page"/>
    </style:style>
    <style:style style:name="P27" style:family="paragraph" style:parent-style-name="Header">
      <style:paragraph-properties>
        <style:tab-stops>
          <style:tab-stop style:position="4.071cm"/>
          <style:tab-stop style:position="8.5cm"/>
          <style:tab-stop style:position="14.044cm"/>
          <style:tab-stop style:position="17cm" style:type="right"/>
        </style:tab-stops>
      </style:paragraph-properties>
    </style:style>
    <style:style style:name="T1" style:family="text">
      <style:text-properties officeooo:rsid="0029a1be"/>
    </style:style>
    <style:style style:name="T2" style:family="text">
      <style:text-properties officeooo:rsid="0027db30"/>
    </style:style>
    <style:style style:name="T3" style:family="text">
      <style:text-properties officeooo:rsid="002b0b1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ebec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bec9" style:font-weight-asian="bold" style:font-weight-complex="bold"/>
    </style:style>
    <style:style style:name="T9" style:family="text">
      <style:text-properties fo:font-weight="bold" officeooo:rsid="002b6bfb" style:font-weight-asian="bold" style:font-weight-complex="bold"/>
    </style:style>
    <style:style style:name="T10" style:family="text">
      <style:text-properties officeooo:rsid="002dc74d"/>
    </style:style>
    <style:style style:name="T11" style:family="text">
      <style:text-properties officeooo:rsid="002e8261"/>
    </style:style>
    <style:style style:name="T12" style:family="text">
      <style:text-properties officeooo:rsid="002f61ff"/>
    </style:style>
    <style:style style:name="T13" style:family="text">
      <style:text-properties officeooo:rsid="00313342"/>
    </style:style>
    <style:style style:name="T14" style:family="text">
      <style:text-properties officeooo:rsid="00331f10"/>
    </style:style>
    <style:style style:name="T15" style:family="text">
      <style:text-properties officeooo:rsid="003834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Overview</text:h>
      <text:p text:style-name="P5"><text:span text:style-name="T14">In this practical, the goal was to play the role </text:span>of a Research Software Engineer <text:span text:style-name="T14">and to use Python to define new data types that can be used for exploring discrete mathematical structures...</text:span></text:p>
      <text:h text:style-name="Heading_20_1" text:outline-level="1">Basic Requirements</text:h>
      <text:p text:style-name="P6">The basic requirement of the practical was to implement a class of twisted integers that would support addition, multiplication and printing as a string. The addition and multiplication of the integers was defined by the rules:</text:p>
      <text:p text:style-name="P7"><text:span text:style-name="T4">a ⊕ b = (a + b) mod n </text:span><text:tab/>and <text:tab/><text:span text:style-name="T4">a ⊗ b = (a + b + a · b) mod n</text:span></text:p>
      <text:p text:style-name="P8">for Zn, where Zn denotes the set {0, 1, . . . , n − 1}. <text:span text:style-name="T15">As it can be seen, the result of the operations is reduced to modulo n, where the value of n should be the same for both twisted integers in the arithmetic operation. [1]</text:span></text:p>
      <text:h text:style-name="P24" text:outline-level="1">Additional Requirements</text:h>
      <text:p text:style-name="P2"><text:span text:style-name="T8">(Easy) Function to find all elements where </text:span><text:span text:style-name="T9">x</text:span><text:span text:style-name="T7"> ⊗ </text:span><text:span text:style-name="T9">x</text:span><text:span text:style-name="T7"> = 1 </text:span><text:span text:style-name="T9">for a given n</text:span><text:span text:style-name="T7">:</text:span></text:p>
      <text:p text:style-name="P10"/>
      <text:p text:style-name="P14"><text:span text:style-name="T6">(Easy) Functions to check whether for a given n certain arithmetic properties hold</text:span>:</text:p>
      <text:p text:style-name="P18"/>
      <text:p text:style-name="P22">(Easy) Twisted Integers:</text:p>
      <text:p text:style-name="P21">TwistedIntegers object contains a list of TwistedInts objects from 0 to (<text:span text:style-name="T4">n</text:span>-1), provided the <text:span text:style-name="T4">n</text:span> is given at the time of object creation. <text:span text:style-name="T4">Size</text:span> function calculates the length of the list and returns an integer (equal to <text:span text:style-name="T4">n</text:span><text:span text:style-name="T5">)</text:span>.</text:p>
      <text:p text:style-name="P15">(Medium) <text:span text:style-name="T10">Iterators:</text:span></text:p>
      <text:p text:style-name="P11"/>
      <text:p text:style-name="P15">(Medium) <text:span text:style-name="T11">More iterators</text:span>:</text:p>
      <text:p text:style-name="P19"/>
      <text:p text:style-name="P16">(Medium) <text:span text:style-name="T11">Even more iterators</text:span>:</text:p>
      <text:p text:style-name="P12">Do you want these to be at one or three blocks?</text:p>
      <text:p text:style-name="P17">(<text:span text:style-name="T12">Hard</text:span>) <text:span text:style-name="T12">Matrices</text:span>:</text:p>
      <text:p text:style-name="P13"/>
      <text:p text:style-name="P17">(<text:span text:style-name="T12">Hard</text:span>) <text:span text:style-name="T12">Code coverage and doctesting</text:span>:</text:p>
      <text:p text:style-name="P20"/>
      <text:p text:style-name="P1">Overall <text:span text:style-name="T13">comments?</text:span></text:p>
      <text:h text:style-name="Heading_20_1" text:outline-level="1"><text:soft-page-break/>Testing</text:h>
      <text:p text:style-name="P23"/>
      <text:h text:style-name="Heading_20_1" text:outline-level="1">Problems</text:h>
      <text:p text:style-name="P3"/>
      <text:h text:style-name="Heading_20_1" text:outline-level="1">Provenance</text:h>
      <text:p text:style-name="P4"/>
      <text:h text:style-name="Heading_20_1" text:outline-level="1">Conclusion</text:h>
      <text:p text:style-name="Text_20_body"/>
      <text:h text:style-name="P25" text:outline-level="1">Sources</text:h>
      <text:p text:style-name="P9">[1] Practical specification: https://studres.cs.st-andrews.ac.uk/CS2006/Practicals/P1/CS2006-Python1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4.071cm"/>
          <style:tab-stop style:position="8.5cm"/>
          <style:tab-stop style:position="14.044cm"/>
          <style:tab-stop style:position="17cm" style:type="right"/>
        </style:tab-stops>
      </style:paragraph-properties>
    </style:style>
    <style:style style:name="MT1" style:family="text">
      <style:text-properties officeooo:rsid="0029a1be"/>
    </style:style>
    <style:style style:name="MT2" style:family="text">
      <style:text-properties officeooo:rsid="0027db30"/>
    </style:style>
    <style:style style:name="MT3" style:family="text">
      <style:text-properties officeooo:rsid="002b0b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MT1">Python</text:span> 1<text:tab/><text:span text:style-name="MT2">MATRIC_NO<text:tab/></text:span>David Harris-Birtill<text:tab/><text:span text:style-name="MT3">06</text:span>/0<text:span text:style-name="MT3">3</text:span>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$Build-1</meta:generator>
    <meta:creation-date>2018-02-19T10:48:00Z</meta:creation-date>
    <dc:date>2018-03-05T13:11:11.362419437</dc:date>
    <meta:editing-cycles>41</meta:editing-cycles>
    <meta:editing-duration>PT3H2M5S</meta:editing-duration>
    <meta:document-statistic meta:table-count="0" meta:image-count="0" meta:object-count="0" meta:page-count="2" meta:paragraph-count="25" meta:word-count="260" meta:character-count="1524" meta:non-whitespace-character-count="1287"/>
    <meta:template xlink:type="simple" xlink:actuate="onRequest" xlink:title="" xlink:href="../../Haskell1/Haskell1-Report.odt/Normal.dotm"/>
  </office:meta>
</office:document-meta>
</file>